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greSQLNameIndex.getGenerated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stgreSQLNameIndex.PostgreSQLNameIndex( ConnectionRecoveryManager conMgr ,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QLNameIndex.init(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stgreSQLNameIndex.insertString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